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8000000129D316CBE9.svm" manifest:media-type=""/>
  <manifest:file-entry manifest:full-path="Pictures/200000010000076D000002AD932D2374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151000000D4889644D3.eps" manifest:media-type=""/>
  <manifest:file-entry manifest:full-path="Pictures/20000001000004B9000002ADE60AD7BA.svm" manifest:media-type=""/>
  <manifest:file-entry manifest:full-path="Pictures/2000000100000146000000D81E6D9209.svm" manifest:media-type=""/>
  <manifest:file-entry manifest:full-path="Pictures/200000010000077E000000D8DB81E46B.svm" manifest:media-type=""/>
  <manifest:file-entry manifest:full-path="Pictures/20000001000000F2000001299AC1EB7C.svm" manifest:media-type=""/>
  <manifest:file-entry manifest:full-path="Pictures/20000001000000F200000124145036C2.svm" manifest:media-type=""/>
  <manifest:file-entry manifest:full-path="Pictures/20000001000003890000012907497A9C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CFC0000034E7CC88C0D.svm" manifest:media-type=""/>
  <manifest:file-entry manifest:full-path="Pictures/20000001000000E900000124226B6C2F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TexMathsArgs="12§display§i_1=\frac{v_n}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2=\frac{v_n-v_o}{R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3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n=v_k=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A_v=\frac{v_o}{v_s}=\left(1+\frac{R_2}{R_1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s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195cm" svg:height="4.803cm" svg:x="0.33cm" svg:y="0.526cm">
          <draw:image xlink:href="Pictures/2000000200000151000000D4889644D3.eps" xlink:type="simple" xlink:show="embed" xlink:actuate="onLoad">
            <text:p/>
          </draw:image>
        </draw:frame>
        <draw:line draw:style-name="gr2" draw:text-style-name="P1" draw:layer="layout" svg:x1="3.772cm" svg:y1="2.005cm" svg:x2="2.941cm" svg:y2="2.005cm">
          <text:p/>
        </draw:line>
        <draw:line draw:style-name="gr2" draw:text-style-name="P1" draw:layer="layout" svg:x1="4.929cm" svg:y1="2.023cm" svg:x2="5.406cm" svg:y2="2.023cm">
          <text:p/>
        </draw:line>
        <draw:line draw:style-name="gr3" draw:text-style-name="P1" draw:layer="layout" svg:x1="3.828cm" svg:y1="1.511cm" svg:x2="3.828cm" svg:y2="0.755cm">
          <text:p/>
        </draw:line>
        <draw:line draw:style-name="gr2" draw:text-style-name="P1" draw:layer="layout" svg:x1="3.827cm" svg:y1="0.755cm" svg:x2="4.553cm" svg:y2="0.755cm">
          <text:p/>
        </draw:line>
        <draw:frame draw:style-name="gr4" draw:text-style-name="P1" draw:layer="layout" svg:width="1.45cm" svg:height="0.821cm" svg:x="0.478cm" svg:y="0.38cm">
          <draw:image xlink:href="Pictures/20000001000004B9000002ADE60AD7BA.svm" xlink:type="simple" xlink:show="embed" xlink:actuate="onLoad">
            <text:p/>
          </draw:image>
        </draw:frame>
        <draw:frame draw:style-name="gr5" draw:text-style-name="P1" draw:layer="layout" svg:width="0.446cm" svg:height="0.355cm" svg:x="1.928cm" svg:y="2.6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278cm" svg:height="0.349cm" svg:x="3.2cm" svg:y="1.48cm">
          <draw:image xlink:href="Pictures/20000001000000E900000124226B6C2F.svm" xlink:type="simple" xlink:show="embed" xlink:actuate="onLoad">
            <text:p/>
          </draw:image>
        </draw:frame>
        <draw:frame draw:style-name="gr7" draw:text-style-name="P1" draw:layer="layout" svg:width="0.39cm" svg:height="0.258cm" svg:x="4.142cm" svg:y="1.883cm">
          <draw:image xlink:href="Pictures/2000000100000146000000D81E6D9209.svm" xlink:type="simple" xlink:show="embed" xlink:actuate="onLoad">
            <text:p/>
          </draw:image>
        </draw:frame>
        <draw:frame draw:style-name="gr8" draw:text-style-name="P1" draw:layer="layout" svg:width="0.289cm" svg:height="0.349cm" svg:x="4.678cm" svg:y="0.461cm">
          <draw:image xlink:href="Pictures/20000001000000F200000124145036C2.svm" xlink:type="simple" xlink:show="embed" xlink:actuate="onLoad">
            <text:p/>
          </draw:image>
        </draw:frame>
        <draw:frame draw:style-name="gr9" draw:text-style-name="P1" draw:layer="layout" svg:width="0.456cm" svg:height="0.355cm" svg:x="5.962cm" svg:y="0.29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289cm" svg:height="0.355cm" svg:x="4.988cm" svg:y="1.477cm">
          <draw:image xlink:href="Pictures/20000001000000F2000001299AC1EB7C.svm" xlink:type="simple" xlink:show="embed" xlink:actuate="onLoad">
            <text:p/>
          </draw:image>
        </draw:frame>
        <draw:frame draw:style-name="gr11" draw:text-style-name="P1" draw:layer="layout" svg:width="0.36cm" svg:height="0.258cm" svg:x="4.689cm" svg:y="2.567cm">
          <draw:image xlink:href="Pictures/200000010000012D000000D8F4A9CB9C.svm" xlink:type="simple" xlink:show="embed" xlink:actuate="onLoad">
            <text:p/>
          </draw:image>
        </draw:frame>
        <draw:frame draw:style-name="gr12" draw:text-style-name="P1" draw:layer="layout" svg:width="0.335cm" svg:height="0.258cm" svg:x="3.877cm" svg:y="3.574cm">
          <draw:image xlink:href="Pictures/2000000100000118000000D851DC808A.svm" xlink:type="simple" xlink:show="embed" xlink:actuate="onLoad">
            <text:p/>
          </draw:image>
        </draw:frame>
        <draw:frame draw:style-name="gr13" draw:text-style-name="P1" draw:layer="layout" svg:width="0.349cm" svg:height="0.258cm" svg:x="7.896cm" svg:y="2.153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2.28cm" svg:height="0.821cm" svg:x="5.814cm" svg:y="3.258cm">
          <draw:image xlink:href="Pictures/200000010000076D000002AD932D2374.svm" xlink:type="simple" xlink:show="embed" xlink:actuate="onLoad">
            <text:p/>
          </draw:image>
        </draw:frame>
        <draw:frame draw:style-name="gr15" draw:text-style-name="P1" draw:layer="layout" svg:width="1.085cm" svg:height="0.355cm" svg:x="5.931cm" svg:y="4.303cm">
          <draw:image xlink:href="Pictures/20000001000003890000012907497A9C.svm" xlink:type="simple" xlink:show="embed" xlink:actuate="onLoad">
            <text:p/>
          </draw:image>
        </draw:frame>
        <draw:frame draw:style-name="gr16" draw:text-style-name="P1" draw:layer="layout" svg:width="2.3cm" svg:height="0.258cm" svg:x="5.854cm" svg:y="4.942cm">
          <draw:image xlink:href="Pictures/200000010000077E000000D8DB81E46B.svm" xlink:type="simple" xlink:show="embed" xlink:actuate="onLoad">
            <text:p/>
          </draw:image>
        </draw:frame>
        <draw:frame draw:style-name="gr17" draw:text-style-name="P1" draw:layer="layout" svg:width="3.323cm" svg:height="0.845cm" svg:x="0.336cm" svg:y="4.427cm">
          <draw:image xlink:href="Pictures/2000000100000CFC0000034E7CC88C0D.svm" xlink:type="simple" xlink:show="embed" xlink:actuate="onLoad">
            <text:p/>
          </draw:image>
        </draw:frame>
        <draw:line draw:style-name="gr2" draw:text-style-name="P1" draw:layer="layout" svg:x1="4.337cm" svg:y1="3.411cm" svg:x2="4.337cm" svg:y2="2.934cm">
          <text:p/>
        </draw:line>
        <draw:frame draw:style-name="gr18" draw:text-style-name="P1" draw:layer="layout" svg:width="1.074cm" svg:height="0.355cm" svg:x="3.109cm" svg:y="3.003cm">
          <draw:image xlink:href="Pictures/200000010000038000000129D316CBE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6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22T15:59:25</dc:date>
    <dc:creator>kkk </dc:creator>
    <meta:editing-duration>PT13M32S</meta:editing-duration>
    <meta:editing-cycles>4</meta:editing-cycles>
    <meta:generator>LibreOffice/3.3$Linux LibreOffice_project/330m19$Build-401</meta:generator>
    <meta:document-statistic meta:object-count="21"/>
  </office:meta>
</office:document-meta>
</file>